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3ef1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43746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117da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3ef1a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43746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CabecalhoTabela">
      <style:paragraph-properties style:snap-to-layout-grid="false"/>
    </style:style>
    <style:style style:name="P18" style:family="paragraph" style:parent-style-name="CabecalhoTabela">
      <style:paragraph-properties style:snap-to-layout-grid="false"/>
      <style:text-properties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06cf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3ef1a" officeooo:paragraph-rsid="0013ef1a"/>
    </style:style>
    <style:style style:name="P23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5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3ef1a"/>
    </style:style>
    <style:style style:name="P3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43746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143746" style:font-weight-asian="normal" style:font-weight-complex="normal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ef1a" officeooo:paragraph-rsid="0013ef1a"/>
    </style:style>
    <style:style style:name="P3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3746" officeooo:paragraph-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ef1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7aab8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306cf"/>
    </style:style>
    <style:style style:name="T20" style:family="text">
      <style:text-properties officeooo:rsid="0013ef1a"/>
    </style:style>
    <style:style style:name="T21" style:family="text">
      <style:text-properties officeooo:rsid="00143746"/>
    </style:style>
    <style:style style:name="T22" style:family="text">
      <style:text-properties officeooo:rsid="0014a1f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6">GRH</text:span> – Gestão de <text:span text:style-name="T6">Recursos Humanos</text:span></text:p>
      <text:p text:style-name="P11"/>
      <text:p text:style-name="P9">Documento de Especificação de Caso de Uso</text:p>
      <text:p text:style-name="P9"/>
      <text:p text:style-name="P10">UC<text:span text:style-name="T19">17</text:span> – <text:span text:style-name="T19">Vincular Membros a Turma</text:span></text:p>
      <text:p text:style-name="P12"/>
      <text:p text:style-name="P12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8">Responsável</text:p>
          </table:table-cell>
          <table:table-cell table:style-name="Tabela1.D1" office:value-type="string">
            <text:p text:style-name="P17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19">20/05</text:span>/201<text:span text:style-name="T17">5</text:span>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1">Beatriz Brito do Rêgo</text:p>
          </table:table-cell>
          <table:table-cell table:style-name="Tabela1.D1" office:value-type="string">
            <text:p text:style-name="P35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22">27/05/2015</text:p>
          </table:table-cell>
          <table:table-cell table:style-name="Tabela1.A3" office:value-type="string">
            <text:p text:style-name="P22">1,5</text:p>
          </table:table-cell>
          <table:table-cell table:style-name="Tabela1.A3" office:value-type="string">
            <text:p text:style-name="P22">Beatriz Brito do Rêgo</text:p>
          </table:table-cell>
          <table:table-cell table:style-name="Tabela1.D3" office:value-type="string">
            <text:p text:style-name="P36">Atualização do documento</text:p>
          </table:table-cell>
        </table:table-row>
        <table:table-row table:style-name="Tabela1.1"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D3" office:value-type="string">
            <text:p text:style-name="P37"/>
          </table:table-cell>
        </table:table-row>
      </table:table>
      <text:section text:style-name="Sect1" text:name="Seção1">
        <text:list xml:id="list7855799614602808627" text:style-name="WW8Num2">
          <text:list-item>
            <text:h text:style-name="P24" text:outline-level="1"><text:bookmark-start text:name="_Ref439573339"/><text:bookmark-start text:name="_Ref418497390"/>CASOS DE USO: <text:span text:style-name="T19">VINCULAR MEMBROS A TURMA</text:span></text:h>
            <text:list>
              <text:list-item>
                <text:h text:style-name="P26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3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vincula estagiários a uma turma cadastrada no sistema.</text:span></text:span></text:p>
        <text:list xml:id="list85050690622634" text:continue-numbering="true" text:style-name="WW8Num2">
          <text:list-item>
            <text:list>
              <text:list-item>
                <text:h text:style-name="P27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85050062175600" text:continue-numbering="true" text:style-name="WW8Num2">
          <text:list-item>
            <text:list>
              <text:list-item>
                <text:h text:style-name="P27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0">Coordenador seleciona opção “Minha Turma”</text:span></text:p>
        <text:p text:style-name="P3">2.<text:tab/><text:span text:style-name="T20">Sistema lista as turmas cadastradas com as informações: status (aberta ou fechada), período, nome da turma, numero de estagiários vinculados.</text:span></text:p>
        <text:p text:style-name="P7">3.<text:tab/>Coordenador seleciona a opção vincular membros da turma desejada </text:p>
        <text:p text:style-name="P7">4.<text:tab/>Sistema lista os estagiários vinculados e <text:span text:style-name="T22">desvinculados</text:span> a turma referente</text:p>
        <text:p text:style-name="P7">5.<text:tab/>Coordenador seleciona os estagiários que deseja vincular a turma</text:p>
        <text:p text:style-name="P7">6.<text:tab/>Coordenador <text:span text:style-name="T21">seleciona a opção “Atualizar Vínculos”</text:span></text:p>
        <text:p text:style-name="P6"><text:tab/></text:p>
        <text:list xml:id="list85050649784842" text:continue-numbering="true" text:style-name="WW8Num2">
          <text:list-item>
            <text:list>
              <text:list-item>
                <text:h text:style-name="P28" text:outline-level="2">Fluxos Alternativos </text:h>
              </text:list-item>
            </text:list>
          </text:list-item>
        </text:list>
        <text:p text:style-name="P4">1.<text:tab/><text:span text:style-name="T20">Coordenador seleciona opção “Minha Turma”</text:span></text:p>
        <text:p text:style-name="P4">2.<text:tab/><text:span text:style-name="T20">Sistema lista as turmas cadastradas com as informações: status (aberta ou fechada), período, nome da turma, numero de estagiários vinculados.</text:span></text:p>
        <text:p text:style-name="P8">3.<text:tab/>Coordenador seleciona a opção vincular membros da turma desejada </text:p>
        <text:p text:style-name="P8">4.<text:tab/>Sistema lista os estagiários vinculados e <text:span text:style-name="T22">desvinculados</text:span> a turma referente</text:p>
        <text:p text:style-name="P8"><text:soft-page-break/>5.<text:tab/>Coordenador <text:span text:style-name="T21">retira a seleção dos estagiários que deseja desvincular a turma</text:span></text:p>
        <text:p text:style-name="P8">6.<text:tab/>Coordenador <text:span text:style-name="T21">seleciona a opção “Atualizar Vínculos”</text:span></text:p>
        <text:p text:style-name="P5"/>
        <text:p text:style-name="P16">1.6<text:tab/>Fluxos de Exceção</text:p>
        <text:p text:style-name="P16"><text:tab/><text:span text:style-name="T16">Não se aplica</text:span></text:p>
        <text:p text:style-name="P13"/>
        <text:list xml:id="list4450639372821797880" text:style-name="L1">
          <text:list-header>
            <text:p text:style-name="P39"><text:span text:style-name="T14">1.</text:span><text:span text:style-name="T15">7</text:span><text:span text:style-name="T12"> <text:tab/>Pré-Condições</text:span></text:p>
          </text:list-header>
        </text:list>
        <text:p text:style-name="P15">Usuário Autenticado</text:p>
        <text:p text:style-name="P15">Para que o caso de uso seja iniciado é necessário que o usuário esteja autenticando no sistema e possua permissão de acesso a esta funcionalidade</text:p>
        <text:p text:style-name="P14"/>
        <text:list xml:id="list85049208156981" text:continue-numbering="true" text:style-name="L1">
          <text:list-header>
            <text:p text:style-name="P40"><text:span text:style-name="T13">1.</text:span><text:span text:style-name="T15">8</text:span><text:span text:style-name="T13"> </text:span><text:span text:style-name="T11"><text:tab/>Pós-Condições</text:span></text:p>
            <text:p text:style-name="P41">Estagiários vinculados a turma</text:p>
          </text:list-header>
        </text:list>
        <text:list xml:id="list85049176129832" text:continue-list="list85050649784842" text:style-name="WW8Num2">
          <text:list-item>
            <text:h text:style-name="P25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32">Relacionamento com caso de uso <text:span text:style-name="T10">UC02 e UC13</text:span></text:p>
        <text:list xml:id="list85051023608229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3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85050920362021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4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28T08:50:48.932577414</dc:date>
    <meta:print-date>2007-05-07T23:41:00</meta:print-date>
    <meta:editing-cycles>17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49" meta:word-count="287" meta:character-count="1844" meta:non-whitespace-character-count="160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